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page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47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Parent PDF</text:p>
          </table:table-cell>
          <table:table-cell table:style-name="ce4" office:value-type="string" calcext:value-type="string">
            <text:p>Page</text:p>
          </table:table-cell>
          <table:table-cell table:style-name="ce8" office:value-type="string" calcext:value-type="string">
            <text:p>Section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Response</text:p>
          </table:table-cell>
          <table:table-cell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/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table:style-name="ce1" office:value-type="float" office:value="20190312" calcext:value-type="float">
            <text:p>20190312</text:p>
          </table:table-cell>
          <table:table-cell table:style-name="ce1"/>
          <table:table-cell table:style-name="Default"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7" table:visibility="filter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Will add description of variables to existing 1.2.5: Mathematical representati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Will add brief definition of beta when it first appear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lace table labels on top of the tab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 stress discrepancy in the 2 graphs for the comparison. </text:p>
          </table:table-cell>
          <table:table-cell/>
          <table:table-cell office:value-type="string" calcext:value-type="string">
            <text:p>Will ad an explan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one intermediate ru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Add example to validate tensor calculation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Section Add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Consider adding uncertainty somewhere in the tit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modify ti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Capitalize S in section in item b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De-italicize Wbeam units in 1.2.4 equation. Also add a space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Lower case R in 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“where the design variables are”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add a space for all uni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apitalize S in Section word at end of pag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pitalize F in Figure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Add FEMAP to software used. 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How many analyses are needed in each generation? </text:p>
          </table:table-cell>
          <table:table-cell table:number-columns-repeated="4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Wall clock time?</text:p>
          </table:table-cell>
          <table:table-cell table:number-columns-repeated="4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dd number of analyses to the table</text:p>
          </table:table-cell>
          <table:table-cell office:value-type="string" calcext:value-type="string">
            <text:p>Agreed.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dd comments opn convergence to single objective</text:p>
          </table:table-cell>
          <table:table-cell table:number-columns-repeated="4"/>
        </table:table-row>
        <table:table-row table:style-name="ro10" table:number-rows-repeated="23">
          <table:table-cell table:number-columns-repeated="8"/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5" table:display-filter-buttons="true" table:orientation="column">
          <table:filter>
            <table:filter-and>
              <table:filter-condition table:field-number="5" table:value="" table:operator="=">
                <table:filter-set-item table:value=""/>
                <table:filter-set-item table:value="Section Added"/>
                <table:filter-set-item table:value="Will ad an explanation"/>
                <table:filter-set-item table:value="Will add brief definition of beta when it first appears. "/>
                <table:filter-set-item table:value="Will add brief discussion to this section. "/>
                <table:filter-set-item table:value="Will add description of variables to existing 1.2.5: Mathematical representation. "/>
                <table:filter-set-item table:value="Will implement as suggested"/>
                <table:filter-set-item table:value="Will modify title"/>
                <table:filter-set-item table:value="Will restructure results section to allow this comparison. "/>
              </table:filter-condition>
              <table:filter-condition table:field-number="6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20:43:21.296840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22T20:48:20.052574648</dc:date>
    <meta:editing-duration>PT7H45M39S</meta:editing-duration>
    <meta:editing-cycles>24</meta:editing-cycles>
    <meta:generator>LibreOffice/6.2.2.2$Linux_X86_64 LibreOffice_project/20$Build-2</meta:generator>
    <meta:document-statistic meta:table-count="1" meta:cell-count="420" meta:object-count="0"/>
  </office:meta>
</office:document-meta>
</file>